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arial" fo:font-size="14pt" officeooo:rsid="001e03ad" officeooo:paragraph-rsid="001e03a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03ad" officeooo:paragraph-rsid="001e03a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e03ad" officeooo:paragraph-rsid="001e03ad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03ad" officeooo:paragraph-rsid="001e03a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e03ad" officeooo:paragraph-rsid="001e03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officeooo:rsid="001e03ad" officeooo:paragraph-rsid="001e03a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rsid="001e03ad" officeooo:paragraph-rsid="001e03a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officeooo:paragraph-rsid="001e03ad"/>
    </style:style>
    <style:style style:name="T1" style:family="text">
      <style:text-properties officeooo:rsid="001e03ad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e03ad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Liberation Serif" fo:letter-spacing="normal" fo:font-style="normal" fo:font-weight="normal" officeooo:rsid="001e03ad"/>
    </style:style>
    <style:style style:name="T6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e03ad" style:font-size-asian="14pt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12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000000" loext:opacity="100%" style:font-name="arial" fo:font-size="14pt" fo:letter-spacing="normal" fo:font-style="normal" fo:font-weight="normal" officeooo:rsid="001e03ad" style:font-size-asian="14pt" style:font-size-complex="14pt"/>
    </style:style>
    <style:style style:name="T14" style:family="text">
      <style:text-properties fo:font-size="14pt" officeooo:rsid="001e03ad" style:font-size-asian="14pt" style:font-size-complex="14pt"/>
    </style:style>
    <style:style style:name="T15" style:family="text">
      <style:text-properties officeooo:rsid="001e4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sciplina: Algoritmo e Estrutura de Dados</text:p>
      <text:p text:style-name="P4"/>
      <text:p text:style-name="P4"/>
      <text:p text:style-name="P4"/>
      <text:p text:style-name="P4"/>
      <text:p text:style-name="P5">Trabalho Prático 3</text:p>
      <text:p text:style-name="P4"/>
      <text:p text:style-name="P4"/>
      <text:p text:style-name="P8"><text:span text:style-name="T14"><text:tab/></text:span><text:span text:style-name="T12">O problema do caixeiro-viajante consiste na procura de um circuito que possua a menor distância, começando numa cidade qualquer, entre várias, visitando cada cidade precisamente uma vez e regressando à cidade inicia</text:span><text:span text:style-name="T13">l </text:span><text:a xlink:type="simple" xlink:href="https://pt.wikipedia.org/wiki/Problema_do_caixeiro-viajante#refNilsson1982" text:style-name="Internet_20_link" text:visited-style-name="Visited_20_Internet_20_Link"><text:span text:style-name="T11">(Nilsson, 1982)</text:span></text:a><text:span text:style-name="T12">.</text:span></text:p>
      <text:p text:style-name="P1"/>
      <text:p text:style-name="P7"><text:tab/>Atividade: Crie um grid (matriz) 20 por 20 e insira x cidades em posições aleatórias d<text:span text:style-name="T15">o</text:span> <text:span text:style-name="T15">grid</text:span>. Sabe-se que é possível viajar de uma determinada cidade para qualquer cidade e a distância entre elas é a Euclidiana, sendo que duas posições consecutivas da matriz possuem uma distância d = 20 km. <text:span text:style-name="T15">Modele o problema utilizando grafos e r</text:span>esolva o problema do caixeiro-viajante, <text:span text:style-name="T15">por força bruta,</text:span> para</text:p>
      <text:p text:style-name="P7"><text:tab/>a) x = 4</text:p>
      <text:p text:style-name="P7"><text:tab/>b) x = 8</text:p>
      <text:p text:style-name="P7"><text:tab/>c) x = 13</text:p>
      <text:p text:style-name="P7"><text:s/></text:p>
      <text:p text:style-name="P7"><text:tab/>Por fim, gere um relatório contendo o código implementado para resolver o problema, o tempo de execução e a solução com a distância total da solução encontrada para cada um dos casos (a, b e c).</text:p>
      <text:p text:style-name="P6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0:50:23.893268858</meta:creation-date>
    <dc:date>2025-08-19T11:04:45.055787324</dc:date>
    <meta:editing-duration>PT2M40S</meta:editing-duration>
    <meta:editing-cycles>1</meta:editing-cycles>
    <meta:document-statistic meta:table-count="0" meta:image-count="0" meta:object-count="0" meta:page-count="1" meta:paragraph-count="9" meta:word-count="157" meta:character-count="911" meta:non-whitespace-character-count="755"/>
    <meta:generator>LibreOffice/7.3.7.2$Linux_X86_64 LibreOffice_project/30$Build-2</meta:generator>
  </office:meta>
</office:document-meta>
</file>